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0000000FD39FB95F0B5601453.png" manifest:media-type="image/png"/>
  <manifest:file-entry manifest:full-path="Pictures/100000000000055600000300CF409F74C335BD11.png" manifest:media-type="image/png"/>
  <manifest:file-entry manifest:full-path="Pictures/100000000000055600000300BC3CD8DDD45F05B4.png" manifest:media-type="image/png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1000002AC0000007E0A23C65E8AD19E9D.png" manifest:media-type="image/png"/>
  <manifest:file-entry manifest:full-path="Pictures/1000000000000556000003002D904BF92631603B.png" manifest:media-type="image/png"/>
  <manifest:file-entry manifest:full-path="Pictures/10000000000001BE000000850C15ED6B56576AE9.png" manifest:media-type="image/png"/>
  <manifest:file-entry manifest:full-path="Pictures/100000000000055600000300BBB58E959C807487.png" manifest:media-type="image/png"/>
  <manifest:file-entry manifest:full-path="Pictures/100000000000055600000300E338B22558540998.png" manifest:media-type="image/png"/>
  <manifest:file-entry manifest:full-path="Pictures/100000010000023F00000091EFF6B3DEAE3C34BC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2EB000000A12D63EB67076A93FD.png" manifest:media-type="image/png"/>
  <manifest:file-entry manifest:full-path="Pictures/10000000000005560000030023FBF1984FD9F02C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517af5" style:font-style-asian="normal" style:font-style-complex="normal"/>
    </style:style>
    <style:style style:name="P10" style:family="paragraph" style:parent-style-name="Standard">
      <style:text-properties fo:font-style="normal" officeooo:paragraph-rsid="00689539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b10ec1"/>
    </style:style>
    <style:style style:name="P2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2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4" style:family="paragraph" style:parent-style-name="Estilo_5f_ANA">
      <style:paragraph-properties fo:text-align="justify" style:justify-single-word="false"/>
      <style:text-properties officeooo:paragraph-rsid="00b87f8d"/>
    </style:style>
    <style:style style:name="P25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6" style:family="paragraph" style:parent-style-name="Estilo_5f_ANA">
      <style:paragraph-properties fo:text-align="justify" style:justify-single-word="false"/>
      <style:text-properties officeooo:paragraph-rsid="00bcde42"/>
    </style:style>
    <style:style style:name="P27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8" style:family="paragraph" style:parent-style-name="Estilo_5f_ANA">
      <style:paragraph-properties fo:text-align="justify" style:justify-single-word="false"/>
      <style:text-properties officeooo:paragraph-rsid="00c0d8d8"/>
    </style:style>
    <style:style style:name="P29" style:family="paragraph" style:parent-style-name="Estilo_5f_ANA">
      <style:paragraph-properties fo:text-align="justify" style:justify-single-word="false"/>
      <style:text-properties officeooo:paragraph-rsid="00b50403"/>
    </style:style>
    <style:style style:name="P30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1" style:family="paragraph" style:parent-style-name="Text_20_body">
      <style:paragraph-properties fo:text-align="justify" style:justify-single-word="false"/>
      <style:text-properties officeooo:paragraph-rsid="00b50403"/>
    </style:style>
    <style:style style:name="P32" style:family="paragraph" style:parent-style-name="Estilo_5f_ANA">
      <style:paragraph-properties fo:text-align="justify" style:justify-single-word="false"/>
      <style:text-properties officeooo:paragraph-rsid="00b6bc9f"/>
    </style:style>
    <style:style style:name="P33" style:family="paragraph" style:parent-style-name="Estilo_5f_ANA">
      <style:paragraph-properties fo:text-align="justify" style:justify-single-word="false"/>
      <style:text-properties officeooo:paragraph-rsid="00c9bbf5"/>
    </style:style>
    <style:style style:name="P34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41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5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6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7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5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8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6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8" style:family="paragraph" style:parent-style-name="Text_20_body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7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7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7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4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5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8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8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1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2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5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6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language="es" fo:country="ES" style:text-underline-style="none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4" style:family="text">
      <style:text-properties fo:font-weight="normal" officeooo:rsid="00b10ec1" style:font-weight-asian="normal" style:font-weight-complex="normal"/>
    </style:style>
    <style:style style:name="T25" style:family="text">
      <style:text-properties fo:font-weight="normal" officeooo:rsid="00b50403" style:font-weight-asian="normal" style:font-weight-complex="normal"/>
    </style:style>
    <style:style style:name="T26" style:family="text">
      <style:text-properties fo:font-weight="normal" officeooo:rsid="00bcde42" style:font-weight-asian="normal" style:font-weight-complex="normal"/>
    </style:style>
    <style:style style:name="T27" style:family="text">
      <style:text-properties fo:font-weight="normal" officeooo:rsid="00ca5ee1" style:font-weight-asian="normal" style:font-weight-complex="normal"/>
    </style:style>
    <style:style style:name="T28" style:family="text">
      <style:text-properties fo:font-weight="normal" officeooo:rsid="00dc13c6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31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2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3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9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2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3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5" style:family="text">
      <style:text-properties style:font-name="Consolas" fo:font-size="10.5pt" fo:font-weight="normal"/>
    </style:style>
    <style:style style:name="T56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fo:color="#800000" loext:opacity="100%" style:font-name="Consolas" fo:font-size="10.5pt" fo:font-weight="normal"/>
    </style:style>
    <style:style style:name="T58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9" style:family="text">
      <style:text-properties fo:color="#ff0000" loext:opacity="100%" style:font-name="Consolas" fo:font-size="10.5pt" fo:font-weight="normal"/>
    </style:style>
    <style:style style:name="T60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1" style:family="text">
      <style:text-properties fo:color="#0000ff" loext:opacity="100%" style:font-name="Consolas" fo:font-size="10.5pt" fo:font-weight="normal"/>
    </style:style>
    <style:style style:name="T62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3" style:family="text">
      <style:text-properties style:font-name="SFMono-Regular" fo:font-size="13.5pt" fo:font-style="normal" fo:font-weight="normal"/>
    </style:style>
    <style:style style:name="T64" style:family="text">
      <style:text-properties officeooo:rsid="00bbffc2"/>
    </style:style>
    <style:style style:name="T65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6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7" style:family="text">
      <style:text-properties fo:font-size="10pt" officeooo:rsid="00bf091f" style:font-size-asian="10pt" style:font-size-complex="10pt"/>
    </style:style>
    <style:style style:name="T68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9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70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1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2" style:family="text">
      <style:text-properties fo:font-weight="bold" officeooo:rsid="00ca5ee1" style:font-weight-asian="bold" style:font-weight-complex="bold"/>
    </style:style>
    <style:style style:name="T73" style:family="text">
      <style:text-properties fo:font-size="15.75pt" fo:font-weight="normal" officeooo:rsid="00c11aae" style:font-weight-asian="normal" style:font-weight-complex="normal"/>
    </style:style>
    <style:style style:name="T74" style:family="text">
      <style:text-properties fo:font-size="15.75pt" fo:font-weight="bold" officeooo:rsid="00c11aae" style:font-weight-asian="bold" style:font-weight-complex="bold"/>
    </style:style>
    <style:style style:name="T75" style:family="text">
      <style:text-properties fo:font-size="15.75pt" fo:font-weight="bold" officeooo:rsid="00d408fb" style:font-weight-asian="bold" style:font-weight-complex="bold"/>
    </style:style>
    <style:style style:name="T76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7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8" style:family="text">
      <style:text-properties officeooo:rsid="00cfcaf7"/>
    </style:style>
    <style:style style:name="T79" style:family="text">
      <style:text-properties officeooo:rsid="00d408fb"/>
    </style:style>
    <style:style style:name="T80" style:family="text">
      <style:text-properties officeooo:rsid="00d754f2"/>
    </style:style>
    <style:style style:name="T81" style:family="text">
      <style:text-properties officeooo:rsid="00d791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8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10"><text:span text:style-name="T5">CURSO: <text:s text:c="2"/></text:span><text:span text:style-name="T7">1</text:span><text:span text:style-name="T6">º</text:span></text:p>
            <text:p text:style-name="P9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text:span text:style-name="T28">José </text:span></text:p>
          </table:table-cell>
          <table:table-cell table:style-name="Tabla5.B2" office:value-type="string">
            <text:p text:style-name="P2">Apellidos: <text:span text:style-name="T28">Ramírez Sá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 table:style-name="Tabla5.C3"/>
        </table:table-row>
      </table:table>
      <text:p text:style-name="P37"/>
      <text:p text:style-name="P35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6"/>
      <text:p text:style-name="P23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9"/>
      <text:p text:style-name="P39"><draw:frame draw:style-name="fr1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<text:span text:style-name="T14">N</text:span><text:span text:style-name="T10">ombre repositorio: </text:span><text:span text:style-name="T71">NomApe1_Ex_UD5-LMSGI</text:span></text:p>
      <text:p text:style-name="P38"/>
      <text:p text:style-name="P48">Añadir a continuación la URL de acceso al repositorio:</text:p>
      <text:p text:style-name="P19">https://github.com/JRamSan0607/JoseRamSan_ExRec_UD5-LMSGI</text:p>
      <text:p text:style-name="P48"/>
      <text:p text:style-name="P49"/>
      <text:p text:style-name="P5"/>
      <text:p text:style-name="P5">Puntuación:</text:p>
      <text:p text:style-name="P7">La nota máxima se obtiene añadiendo los archivos al repositorio vía consola Git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44">Puntuación </text:p>
          </table:table-cell>
          <table:table-cell table:style-name="Tabla1.C1" office:value-type="string">
            <text:p text:style-name="P44">Puntuación obtenida</text:p>
          </table:table-cell>
        </table:table-row>
        <table:table-row table:style-name="Tabla1.2">
          <table:table-cell table:style-name="Tabla1.A2" office:value-type="string">
            <text:p text:style-name="P13">1.a</text:p>
          </table:table-cell>
          <table:table-cell table:style-name="Tabla1.B2" office:value-type="string">
            <text:p text:style-name="P46">1</text:p>
          </table:table-cell>
          <table:table-cell table:style-name="Tabla1.C2" office:value-type="string">
            <text:p text:style-name="P43"/>
          </table:table-cell>
        </table:table-row>
        <table:table-row table:style-name="Tabla1.3">
          <table:table-cell table:style-name="Tabla1.A2" office:value-type="string">
            <text:p text:style-name="P14">2.a</text:p>
          </table:table-cell>
          <table:table-cell table:style-name="Tabla1.B3" office:value-type="string">
            <text:p text:style-name="P47">1</text:p>
          </table:table-cell>
          <table:table-cell table:style-name="Tabla1.C3" office:value-type="string">
            <text:p text:style-name="P42"/>
          </table:table-cell>
        </table:table-row>
        <table:table-row table:style-name="Tabla1.4">
          <table:table-cell table:style-name="Tabla1.A4" office:value-type="string">
            <text:p text:style-name="P14">2.b</text:p>
          </table:table-cell>
          <table:table-cell table:style-name="Tabla1.B4" office:value-type="string">
            <text:p text:style-name="P47">1</text:p>
          </table:table-cell>
          <table:table-cell table:style-name="Tabla1.C4" office:value-type="string">
            <text:p text:style-name="P45"/>
          </table:table-cell>
        </table:table-row>
        <table:table-row table:style-name="Tabla1.5">
          <table:table-cell table:style-name="Tabla1.A5" office:value-type="string">
            <text:p text:style-name="P13">2.c</text:p>
          </table:table-cell>
          <table:table-cell table:style-name="Tabla1.B5" office:value-type="string">
            <text:p text:style-name="P47">1</text:p>
          </table:table-cell>
          <table:table-cell table:style-name="Tabla1.C5" office:value-type="string">
            <text:p text:style-name="P45"/>
          </table:table-cell>
        </table:table-row>
        <table:table-row table:style-name="Tabla1.6">
          <table:table-cell table:style-name="Tabla1.A6" office:value-type="string">
            <text:p text:style-name="P16">2.<text:span text:style-name="T64">d</text:span></text:p>
          </table:table-cell>
          <table:table-cell table:style-name="Tabla1.B6" office:value-type="string">
            <text:p text:style-name="P47">1</text:p>
          </table:table-cell>
          <table:table-cell table:style-name="Tabla1.C6" office:value-type="string">
            <text:p text:style-name="P42"/>
          </table:table-cell>
        </table:table-row>
        <table:table-row table:style-name="Tabla1.7">
          <table:table-cell table:style-name="Tabla1.A7" office:value-type="string">
            <text:p text:style-name="P15">2.<text:span text:style-name="T64">e</text:span></text:p>
          </table:table-cell>
          <table:table-cell table:style-name="Tabla1.B7" office:value-type="string">
            <text:p text:style-name="P46">1</text:p>
          </table:table-cell>
          <table:table-cell table:style-name="Tabla1.C7" office:value-type="string">
            <text:p text:style-name="P41"/>
          </table:table-cell>
        </table:table-row>
        <table:table-row table:style-name="Tabla1.8">
          <table:table-cell table:style-name="Tabla1.A8" office:value-type="string">
            <text:p text:style-name="P13">3.<text:span text:style-name="T64">a</text:span></text:p>
          </table:table-cell>
          <table:table-cell table:style-name="Tabla1.B11" office:value-type="string">
            <text:p text:style-name="P47">1</text:p>
          </table:table-cell>
          <table:table-cell table:style-name="Tabla1.C11" office:value-type="string">
            <text:p text:style-name="P41"/>
          </table:table-cell>
        </table:table-row>
        <table:table-row table:style-name="Tabla1.9">
          <table:table-cell table:style-name="Tabla1.A9" office:value-type="string">
            <text:p text:style-name="P17">3.b</text:p>
          </table:table-cell>
          <table:table-cell table:style-name="Tabla1.B11" office:value-type="string">
            <text:p text:style-name="P47">1</text:p>
          </table:table-cell>
          <table:table-cell table:style-name="Tabla1.C11" office:value-type="string">
            <text:p text:style-name="P41"/>
          </table:table-cell>
        </table:table-row>
        <table:table-row table:style-name="Tabla1.10">
          <table:table-cell table:style-name="Tabla1.A11" office:value-type="string">
            <text:p text:style-name="P17">3.c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1"/>
          </table:table-cell>
        </table:table-row>
        <table:table-row table:style-name="Tabla1.11">
          <table:table-cell table:style-name="Tabla1.A11" office:value-type="string">
            <text:p text:style-name="P17">3.d</text:p>
          </table:table-cell>
          <table:table-cell table:style-name="Tabla1.B11" office:value-type="string">
            <text:p text:style-name="P47">1</text:p>
          </table:table-cell>
          <table:table-cell table:style-name="Tabla1.C11" office:value-type="string">
            <text:p text:style-name="P41"/>
          </table:table-cell>
        </table:table-row>
        <table:table-row table:style-name="Tabla1.12">
          <table:table-cell table:style-name="Tabla1.A12" office:value-type="string">
            <text:p text:style-name="P17">TOTAL</text:p>
          </table:table-cell>
          <table:table-cell table:style-name="Tabla1.B12" table:formula="ooow:sum&lt;B2:B11&gt;" office:value-type="float" office:value="10">
            <text:p text:style-name="P47">10</text:p>
          </table:table-cell>
          <table:table-cell table:style-name="Tabla1.C12" table:formula="ooow:sum(&lt;B12&gt;)&lt;C2:C11&gt;" office:value-type="float" office:value="0">
            <text:p text:style-name="P41">0</text:p>
          </table:table-cell>
        </table:table-row>
      </table:table>
      <text:p text:style-name="P4"/>
      <text:p text:style-name="P21"><text:span text:style-name="Strong_20_Emphasis"><text:span text:style-name="T33"/></text:span></text:p>
      <text:p text:style-name="P22"><text:span text:style-name="Strong_20_Emphasis"><text:span text:style-name="T33">Ejercicio 1 <text:s/></text:span></text:span><text:span text:style-name="Strong_20_Emphasis"><text:span text:style-name="T51">(</text:span></text:span><text:span text:style-name="Strong_20_Emphasis"><text:span text:style-name="T52">1</text:span></text:span><text:span text:style-name="Strong_20_Emphasis"><text:span text:style-name="T51"> punto)</text:span></text:span><text:span text:style-name="Strong_20_Emphasis"><text:span text:style-name="T33">.</text:span></text:span></text:p>
      <text:p text:style-name="P28"><text:span text:style-name="Strong_20_Emphasis"><text:span text:style-name="T37">1.a) </text:span></text:span><text:span text:style-name="Strong_20_Emphasis"><text:span text:style-name="T36">Transformar el documento XML</text:span></text:span><text:span text:style-name="Strong_20_Emphasis"><text:span text:style-name="T43">(</text:span></text:span><text:span text:style-name="Strong_20_Emphasis"><text:span text:style-name="T45">libros</text:span></text:span><text:span text:style-name="Strong_20_Emphasis"><text:span text:style-name="T43">.xml)</text:span></text:span><text:span text:style-name="Strong_20_Emphasis"><text:span text:style-name="T36"> a una lista con formato HTML donde cada elemento de la lista sea el nombre del libro, </text:span></text:span><text:span text:style-name="Strong_20_Emphasis"><text:span text:style-name="T40">seguido de </text:span></text:span><text:span text:style-name="Strong_20_Emphasis"><text:span text:style-name="T41">la editorial </text:span></text:span><text:span text:style-name="Strong_20_Emphasis"><text:span text:style-name="T42">entre comillas dobles</text:span></text:span><text:span text:style-name="Strong_20_Emphasis"><text:span text:style-name="T41">(&lt;publisher&gt;)</text:span></text:span><text:span text:style-name="Strong_20_Emphasis"><text:span text:style-name="T40"> separado por un gui</text:span></text:span><text:span text:style-name="Strong_20_Emphasis"><text:span text:style-name="T41">o</text:span></text:span><text:span text:style-name="Strong_20_Emphasis"><text:span text:style-name="T40">n</text:span></text:span><text:span text:style-name="Strong_20_Emphasis"><text:span text:style-name="T36"> y el año de publicación entre paréntesis, situando el código HTML en sus plantillas correspondientes</text:span></text:span><text:span text:style-name="Strong_20_Emphasis"><text:span text:style-name="T22">. </text:span></text:span><text:span text:style-name="Strong_20_Emphasis"><text:span text:style-name="T23">Nombre archivo XSL: </text:span></text:span><text:span text:style-name="Strong_20_Emphasis"><text:span text:style-name="T43">(</text:span></text:span><text:span text:style-name="Strong_20_Emphasis"><text:span text:style-name="T45">libros</text:span></text:span><text:span text:style-name="Strong_20_Emphasis"><text:span text:style-name="T43">.xsl)</text:span></text:span></text:p>
      <text:p text:style-name="P21"><text:span text:style-name="Strong_20_Emphasis"><text:span text:style-name="T24"/></text:span></text:p>
      <text:p text:style-name="P20"><text:span text:style-name="Strong_20_Emphasis"><text:span text:style-name="T58">&lt;?xml</text:span></text:span><text:span text:style-name="Strong_20_Emphasis"><text:span text:style-name="T60"> version</text:span></text:span><text:span text:style-name="Strong_20_Emphasis"><text:span text:style-name="T56">=</text:span></text:span><text:span text:style-name="Strong_20_Emphasis"><text:span text:style-name="T62">"1.0"</text:span></text:span><text:span text:style-name="Strong_20_Emphasis"><text:span text:style-name="T60"> encoding</text:span></text:span><text:span text:style-name="Strong_20_Emphasis"><text:span text:style-name="T56">=</text:span></text:span><text:span text:style-name="Strong_20_Emphasis"><text:span text:style-name="T62">"UTF-8"</text:span></text:span><text:span text:style-name="Strong_20_Emphasis"><text:span text:style-name="T58">?&gt;</text:span></text:span></text:p>
      <text:p text:style-name="P34">&lt;bib&gt;</text:p>
      <text:p text:style-name="P18">  <text:span text:style-name="T57">&lt;book</text:span><text:span text:style-name="T55"> </text:span><text:span text:style-name="T59">id</text:span><text:span text:style-name="T55">=</text:span><text:span text:style-name="T61">"1"</text:span><text:span text:style-name="T57">&gt;</text:span></text:p>
      <text:p text:style-name="P18">    <text:span text:style-name="T57">&lt;title&gt;</text:span><text:span text:style-name="T55">TCP/IP Illustrated</text:span><text:span text:style-name="T57">&lt;/title&gt;</text:span></text:p>
      <text:p text:style-name="P18">    <text:span text:style-name="T57">&lt;author&gt;</text:span><text:span text:style-name="T55">Stevens</text:span><text:span text:style-name="T57">&lt;/author&gt;</text:span></text:p>
      <text:p text:style-name="P18">    <text:span text:style-name="T57">&lt;publisher&gt;</text:span><text:span text:style-name="T55">Addison-Wesley</text:span><text:span text:style-name="T57">&lt;/publisher&gt;</text:span></text:p>
      <text:p text:style-name="P18">    <text:span text:style-name="T57">&lt;year&gt;</text:span><text:span text:style-name="T55">2002</text:span><text:span text:style-name="T57">&lt;/year&gt;</text:span></text:p>
      <text:p text:style-name="P18">  <text:span text:style-name="T57">&lt;/book&gt;</text:span></text:p>
      <text:p text:style-name="P18">  <text:span text:style-name="T57">&lt;book</text:span><text:span text:style-name="T55"> </text:span><text:span text:style-name="T59">id</text:span><text:span text:style-name="T55">=</text:span><text:span text:style-name="T61">"2"</text:span><text:span text:style-name="T57">&gt;</text:span></text:p>
      <text:p text:style-name="P18">    <text:span text:style-name="T57">&lt;title&gt;</text:span><text:span text:style-name="T55">Advanced Programming in the Unix Environment</text:span><text:span text:style-name="T57">&lt;/title&gt;</text:span><text:span text:style-name="T55"> </text:span></text:p>
      <text:p text:style-name="P18">    <text:span text:style-name="T57">&lt;author&gt;</text:span><text:span text:style-name="T55">Stevens</text:span><text:span text:style-name="T57">&lt;/author&gt;</text:span><text:span text:style-name="T55"> </text:span></text:p>
      <text:p text:style-name="P18">    <text:span text:style-name="T57">&lt;publisher&gt;</text:span><text:span text:style-name="T55">Addison-Wesley</text:span><text:span text:style-name="T57">&lt;/publisher&gt;</text:span></text:p>
      <text:p text:style-name="P18">    <text:span text:style-name="T57">&lt;year&gt;</text:span><text:span text:style-name="T55">2004</text:span><text:span text:style-name="T57">&lt;/year&gt;</text:span></text:p>
      <text:p text:style-name="P18">  <text:span text:style-name="T57">&lt;/book&gt;</text:span></text:p>
      <text:p text:style-name="P18">  <text:span text:style-name="T57">&lt;book</text:span><text:span text:style-name="T55"> </text:span><text:span text:style-name="T59">id</text:span><text:span text:style-name="T55">=</text:span><text:span text:style-name="T61">"3"</text:span><text:span text:style-name="T57">&gt;</text:span></text:p>
      <text:p text:style-name="P18">    <text:span text:style-name="T57">&lt;title&gt;</text:span><text:span text:style-name="T55">Data on the Web</text:span><text:span text:style-name="T57">&lt;/title&gt;</text:span></text:p>
      <text:p text:style-name="P18">    <text:span text:style-name="T57">&lt;author&gt;</text:span><text:span text:style-name="T55">Abiteboul</text:span><text:span text:style-name="T57">&lt;/author&gt;</text:span></text:p>
      <text:p text:style-name="P18">    <text:span text:style-name="T57">&lt;author&gt;</text:span><text:span text:style-name="T55">Buneman</text:span><text:span text:style-name="T57">&lt;/author&gt;</text:span></text:p>
      <text:p text:style-name="P18">    <text:span text:style-name="T57">&lt;author&gt;</text:span><text:span text:style-name="T55">Suciu</text:span><text:span text:style-name="T57">&lt;/author&gt;</text:span></text:p>
      <text:p text:style-name="P18">    <text:span text:style-name="T57">&lt;year&gt;</text:span><text:span text:style-name="T55">2006</text:span><text:span text:style-name="T57">&lt;/year&gt;</text:span></text:p>
      <text:p text:style-name="P18">  <text:span text:style-name="T57">&lt;/book&gt;</text:span></text:p>
      <text:p text:style-name="P34">&lt;/bib&gt;</text:p>
      <text:p text:style-name="P26"><text:span text:style-name="Strong_20_Emphasis"><text:span text:style-name="T34"><text:tab/>Formato de salida:</text:span></text:span></text:p>
      <text:p text:style-name="P26"><draw:frame draw:style-name="fr2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6"/></text:span></text:p>
      <text:p text:style-name="P26"><text:span text:style-name="Strong_20_Emphasis"><text:span text:style-name="T26"/></text:span></text:p>
      <text:p text:style-name="P26"><text:span text:style-name="Strong_20_Emphasis"><text:span text:style-name="T26"/></text:span></text:p>
      <text:p text:style-name="P26"><text:span text:style-name="Strong_20_Emphasis"><text:span text:style-name="T26"/></text:span></text:p>
      <text:p text:style-name="P27"><text:span text:style-name="Strong_20_Emphasis"><text:span text:style-name="T54">Adjuntar captura de pantalla que muestra el resultado obtenido. Completar el elemento <text:s/>necesario para mostrar el nombre y apellidos del alumno/a:</text:span></text:span></text:p>
      <text:p text:style-name="P27"><draw:frame draw:style-name="fr3" draw:name="Imagen7" text:anchor-type="char" svg:width="15.73cm" svg:height="8.842cm" draw:z-index="13"><draw:image xlink:href="Pictures/1000000000000556000003002D904BF92631603B.png" xlink:type="simple" xlink:show="embed" xlink:actuate="onLoad" draw:mime-type="image/png"/></draw:frame><text:soft-page-break/><text:span text:style-name="Strong_20_Emphasis"><text:span text:style-name="T54"/></text:span></text:p>
      <text:p text:style-name="P22"><text:span text:style-name="Strong_20_Emphasis"><text:span text:style-name="T24"/></text:span></text:p>
      <text:p text:style-name="P24"><text:span text:style-name="Strong_20_Emphasis"><text:span text:style-name="T32">Ejercicio 2</text:span></text:span><text:span text:style-name="Strong_20_Emphasis"><text:span text:style-name="T29"> </text:span></text:span><text:span text:style-name="Strong_20_Emphasis"><text:span text:style-name="T51">(5 puntos).</text:span></text:span></text:p>
      <text:p text:style-name="P30"><text:span text:style-name="Strong_20_Emphasis"><text:span text:style-name="T49">&lt;?xml version="1.0" encoding="UTF-8"?&gt;</text:span></text:span></text:p>
      <text:p text:style-name="P75"><text:span text:style-name="T48">&lt;ies nombre="IES </text:span><text:span text:style-name="T50">Nuestra Señora de los Remedios</text:span><text:span text:style-name="T48">" web="http://www.ies</text:span><text:span text:style-name="T50">losremedios</text:span><text:span text:style-name="T48">.es" &gt;</text:span></text:p>
      <text:p text:style-name="P72"><text:s text:c="2"/><text:span text:style-name="T63">&lt;ciclos&gt;</text:span></text:p>
      <text:p text:style-name="P72"><text:s text:c="4"/><text:span text:style-name="T63">&lt;ciclo id="ASIR"&gt;</text:span></text:p>
      <text:p text:style-name="P72"><text:s text:c="6"/><text:span text:style-name="T63">&lt;nombre&gt;Administración de Sistemas Informáticos en Red&lt;/nombre&gt;</text:span></text:p>
      <text:p text:style-name="P72"><text:s text:c="6"/><text:span text:style-name="T63">&lt;grado&gt;Superior&lt;/grado&gt;</text:span></text:p>
      <text:p text:style-name="P72"><text:s text:c="6"/><text:span text:style-name="T63">&lt;decretoTitulo año="2009" /&gt;</text:span></text:p>
      <text:p text:style-name="P72"><text:s text:c="4"/><text:span text:style-name="T63">&lt;/ciclo&gt;</text:span></text:p>
      <text:p text:style-name="P72"><text:s text:c="4"/><text:span text:style-name="T63">&lt;ciclo id="DAW"&gt;</text:span></text:p>
      <text:p text:style-name="P72"><text:s text:c="6"/><text:span text:style-name="T63">&lt;nombre&gt;Desarrollo de Aplicaciones Web&lt;/nombre&gt;</text:span></text:p>
      <text:p text:style-name="P72"><text:s text:c="6"/><text:span text:style-name="T63">&lt;grado&gt;Superior&lt;/grado&gt;</text:span></text:p>
      <text:p text:style-name="P72"><text:s text:c="6"/><text:span text:style-name="T63">&lt;decretoTitulo año="2010" /&gt;</text:span></text:p>
      <text:p text:style-name="P72"><text:s text:c="4"/><text:span text:style-name="T63">&lt;/ciclo&gt;</text:span></text:p>
      <text:p text:style-name="P72"><text:s text:c="4"/><text:span text:style-name="T63">&lt;ciclo&gt;</text:span></text:p>
      <text:p text:style-name="P72"><text:s text:c="6"/><text:span text:style-name="T63">&lt;nombre&gt;Desarrollo de Aplicaciones Multiplataforma&lt;/nombre&gt;</text:span></text:p>
      <text:p text:style-name="P72"><text:s text:c="6"/><text:span text:style-name="T63">&lt;grado&gt;Superior&lt;/grado&gt;</text:span></text:p>
      <text:p text:style-name="P72"><text:s text:c="6"/><text:span text:style-name="T63">&lt;decretoTitulo año="2010" /&gt;</text:span></text:p>
      <text:p text:style-name="P72"><text:s text:c="4"/><text:span text:style-name="T63">&lt;/ciclo&gt;</text:span></text:p>
      <text:p text:style-name="P72"><text:s text:c="4"/><text:span text:style-name="T63">&lt;ciclo id="SMR"&gt;</text:span></text:p>
      <text:p text:style-name="P72"><text:s text:c="6"/><text:span text:style-name="T63">&lt;nombre&gt;Sistemas Microinformáticos y Redes&lt;/nombre&gt;</text:span></text:p>
      <text:p text:style-name="P72"><text:s text:c="6"/><text:span text:style-name="T63">&lt;grado&gt;Medio&lt;/grado&gt;</text:span></text:p>
      <text:p text:style-name="P72"><text:s text:c="6"/><text:span text:style-name="T63">&lt;decretoTitulo año="2008" /&gt;</text:span></text:p>
      <text:p text:style-name="P72"><text:s text:c="4"/><text:span text:style-name="T63">&lt;/ciclo&gt;</text:span></text:p>
      <text:p text:style-name="P72"><text:s text:c="2"/><text:span text:style-name="T63">&lt;/ciclos&gt;</text:span></text:p>
      <text:p text:style-name="P70">&lt;/ies&gt;</text:p>
      <text:p text:style-name="P31"><text:span text:style-name="Strong_20_Emphasis"><text:span text:style-name="T29"/></text:span></text:p>
      <text:p text:style-name="P31"><text:span text:style-name="Strong_20_Emphasis"><text:span text:style-name="T29"/></text:span></text:p>
      <text:p text:style-name="P31"><text:span text:style-name="Strong_20_Emphasis"><text:span text:style-name="T29"/></text:span></text:p>
      <text:p text:style-name="P31"><text:soft-page-break/><text:span text:style-name="Strong_20_Emphasis"><text:span text:style-name="T38">Dado el anterior documento XML</text:span></text:span><text:span text:style-name="Strong_20_Emphasis"><text:span text:style-name="T39">(</text:span></text:span><text:span text:style-name="Strong_20_Emphasis"><text:span text:style-name="T44">ies</text:span></text:span><text:span text:style-name="Strong_20_Emphasis"><text:span text:style-name="T46">FP</text:span></text:span><text:span text:style-name="Strong_20_Emphasis"><text:span text:style-name="T44">.xml)</text:span></text:span><text:span text:style-name="Strong_20_Emphasis"><text:span text:style-name="T38">, realiza las siguientes transformaciones XSLT</text:span></text:span><text:span text:style-name="Strong_20_Emphasis"><text:span text:style-name="T29"> .</text:span></text:span></text:p>
      <text:list xml:id="list458129516" text:style-name="L1">
        <text:list-header>
          <text:p text:style-name="P77"><text:span text:style-name="Strong_20_Emphasis"><text:span text:style-name="T72">2.a)</text:span></text:span><text:span text:style-name="Strong_20_Emphasis"><text:span text:style-name="T27"> </text:span></text:span>Mostrar los nombres de los ciclos sin etiquetas <text:span text:style-name="T79">entre comillas dobles</text:span>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1.xsl)</text:span></text:span></text:p>
          <text:list>
            <text:list-header>
              <text:p text:style-name="P79">Formato de salida:</text:p>
            </text:list-header>
          </text:list>
        </text:list-header>
      </text:list>
      <text:p text:style-name="P55"><draw:frame draw:style-name="fr1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5"/>
      <text:p text:style-name="P59"><text:span text:style-name="Strong_20_Emphasis"><text:span text:style-name="T69"/></text:span></text:p>
      <text:p text:style-name="P59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9"><draw:frame draw:style-name="fr1" draw:name="Imagen13" text:anchor-type="char" svg:x="1.27cm" svg:y="-0.056cm" svg:width="14.46cm" svg:height="8.13cm" draw:z-index="11"><draw:image xlink:href="Pictures/100000000000055600000300BBB58E959C807487.png" xlink:type="simple" xlink:show="embed" xlink:actuate="onLoad" draw:mime-type="image/png"/></draw:frame><text:span text:style-name="Strong_20_Emphasis"><text:span text:style-name="T69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p text:style-name="P59"><text:span text:style-name="Strong_20_Emphasis"><text:span text:style-name="T65"/></text:span></text:p>
      <text:list xml:id="list103242201067406" text:continue-numbering="true" text:style-name="L1">
        <text:list-header>
          <text:p text:style-name="P77"><text:soft-page-break/><text:span text:style-name="Strong_20_Emphasis"><text:span text:style-name="T72">2.b) </text:span></text:span>Mostrar en párrafos cada uno de los nombres de los ciclos <text:span text:style-name="T80">entre comillas dobles</text:span>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2.xsl)</text:span></text:span></text:p>
        </text:list-header>
      </text:list>
      <text:p text:style-name="P57"><text:tab/><text:tab/><text:span text:style-name="T67">Formato de salida:</text:span></text:p>
      <text:p text:style-name="P55"><draw:frame draw:style-name="fr1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5"/>
      <text:p text:style-name="P55"/>
      <text:p text:style-name="P55"/>
      <text:p text:style-name="P59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7"><draw:frame draw:style-name="fr1" draw:name="Imagen14" text:anchor-type="char" svg:x="0cm" svg:y="0.344cm" svg:width="17cm" svg:height="9.557cm" draw:z-index="12"><draw:image xlink:href="Pictures/100000000000055600000300CF409F74C335BD11.png" xlink:type="simple" xlink:show="embed" xlink:actuate="onLoad" draw:mime-type="image/png"/></draw:frame><text:span text:style-name="Strong_20_Emphasis"><text:span text:style-name="T65"/></text:span></text:p>
      <text:p text:style-name="P57"><text:span text:style-name="Strong_20_Emphasis"><text:span text:style-name="T65"/></text:span></text:p>
      <text:p text:style-name="P58"><text:span text:style-name="Strong_20_Emphasis"><text:span text:style-name="T65"/></text:span></text:p>
      <text:list xml:id="list103241654501676" text:continue-numbering="true" text:style-name="L1">
        <text:list-header>
          <text:p text:style-name="P78"><text:span text:style-name="Strong_20_Emphasis"><text:span text:style-name="T72">2.c)</text:span></text:span> Mostrar en una lista sin numerar los nombres de los ciclos y entre paréntesis su grado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3.xsl)</text:span></text:span></text:p>
        </text:list-header>
      </text:list>
      <text:p text:style-name="P60"><text:tab/><text:tab/><text:span text:style-name="T67">Formato de salida:</text:span></text:p>
      <text:p text:style-name="P69"><draw:frame draw:style-name="fr1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9"/>
      <text:p text:style-name="P69"/>
      <text:p text:style-name="P61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5"/>
      <text:p text:style-name="P55"><draw:frame draw:style-name="fr4" draw:name="Imagen15" text:anchor-type="char" svg:width="17cm" svg:height="9.557cm" draw:z-index="14"><draw:image xlink:href="Pictures/100000000000055600000300E338B22558540998.png" xlink:type="simple" xlink:show="embed" xlink:actuate="onLoad" draw:mime-type="image/png"/></draw:frame></text:p>
      <text:p text:style-name="P55"/>
      <text:p text:style-name="P55"/>
      <text:list xml:id="list103242215941564" text:continue-numbering="true" text:style-name="L1">
        <text:list-header>
          <text:p text:style-name="P78"><text:span text:style-name="Strong_20_Emphasis"><text:span text:style-name="T72"/></text:span></text:p>
        </text:list-header>
      </text:list>
      <text:p text:style-name="P68"><text:span text:style-name="Strong_20_Emphasis"><text:span text:style-name="T72"/></text:span></text:p>
      <text:p text:style-name="P68"><text:span text:style-name="Strong_20_Emphasis"><text:span text:style-name="T72"/></text:span></text:p>
      <text:p text:style-name="P68"><text:span text:style-name="Strong_20_Emphasis"><text:span text:style-name="T72"/></text:span></text:p>
      <text:p text:style-name="P68"><text:span text:style-name="Strong_20_Emphasis"><text:span text:style-name="T72"/></text:span></text:p>
      <text:p text:style-name="P68"><text:span text:style-name="Strong_20_Emphasis"><text:span text:style-name="T72"/></text:span></text:p>
      <text:p text:style-name="P68"><text:span text:style-name="Strong_20_Emphasis"><text:span text:style-name="T72"/></text:span></text:p>
      <text:p text:style-name="P68"><text:span text:style-name="Strong_20_Emphasis"><text:span text:style-name="T72"/></text:span></text:p>
      <text:list xml:id="list103242767859091" text:continue-numbering="true" text:style-name="L1">
        <text:list-header>
          <text:p text:style-name="P78"><text:soft-page-break/><text:span text:style-name="Strong_20_Emphasis"><text:span text:style-name="T72">2.d)</text:span></text:span> Mostrar en una lista numerada los nombres de los ciclos <text:span text:style-name="T81">entre comillas dobles</text:span> ordenados alfabéticamente de manera descendente y entre paréntesis su grado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4.xsl)</text:span></text:span></text:p>
        </text:list-header>
      </text:list>
      <text:p text:style-name="P60"><text:tab/><text:tab/><text:span text:style-name="T67">Formato de salida:</text:span></text:p>
      <text:p text:style-name="P55"><draw:frame draw:style-name="fr3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5"/>
      <text:p text:style-name="P61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61"><draw:frame draw:style-name="fr2" draw:name="Imagen16" text:anchor-type="char" svg:width="14.46cm" svg:height="8.13cm" draw:z-index="15"><draw:image xlink:href="Pictures/100000000000055600000300BC3CD8DDD45F05B4.png" xlink:type="simple" xlink:show="embed" xlink:actuate="onLoad" draw:mime-type="image/png"/></draw:frame><text:span text:style-name="Strong_20_Emphasis"><text:span text:style-name="T69"/></text:span></text:p>
      <text:list xml:id="list103242552495213" text:continue-numbering="true" text:style-name="L1">
        <text:list-header>
          <text:p text:style-name="P80"/>
          <text:p text:style-name="P77"><text:span text:style-name="Strong_20_Emphasis"><text:span text:style-name="T72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5.xsl)</text:span></text:span></text:p>
        </text:list-header>
      </text:list>
      <text:p text:style-name="P67"><text:span text:style-name="Strong_20_Emphasis"><text:span text:style-name="T74"><text:tab/><text:tab/></text:span></text:span><text:span text:style-name="Strong_20_Emphasis"><text:span text:style-name="T66">Formato de salida:</text:span></text:span></text:p>
      <text:p text:style-name="P66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4"/></text:span></text:p>
      <text:p text:style-name="P29"><text:span text:style-name="Strong_20_Emphasis"><text:span text:style-name="T25"/></text:span></text:p>
      <text:p text:style-name="P29"><text:span text:style-name="Strong_20_Emphasis"><text:span text:style-name="T25"/></text:span></text:p>
      <text:p text:style-name="P29"><text:span text:style-name="Strong_20_Emphasis"><text:span text:style-name="T25"/></text:span></text:p>
      <text:p text:style-name="P29"><text:span text:style-name="Strong_20_Emphasis"><text:span text:style-name="T25"/></text:span></text:p>
      <text:p text:style-name="P29"><text:span text:style-name="Strong_20_Emphasis"><text:span text:style-name="T25"/></text:span></text:p>
      <text:p text:style-name="P29"><text:span text:style-name="Strong_20_Emphasis"><text:span text:style-name="T25"/></text:span></text:p>
      <text:p text:style-name="P29"><text:span text:style-name="Strong_20_Emphasis"><text:span text:style-name="T25"/></text:span></text:p>
      <text:p text:style-name="P29"><text:span text:style-name="Strong_20_Emphasis"><text:span text:style-name="T25"/></text:span></text:p>
      <text:p text:style-name="P64"><text:span text:style-name="Strong_20_Emphasis"><text:span text:style-name="T53">Adjuntar captura de pantalla que muestra el resultado obtenido. Completar el elemento <text:s/>necesario para mostrar el nombre y apellidos del alumno/a:</text:span></text:span></text:p>
      <text:p text:style-name="P25"><text:span text:style-name="Strong_20_Emphasis"><text:span text:style-name="T31">Ejercicio 3 </text:span></text:span><text:span text:style-name="Strong_20_Emphasis"><text:span text:style-name="T51">(</text:span></text:span><text:span text:style-name="Strong_20_Emphasis"><text:span text:style-name="T52">4</text:span></text:span><text:span text:style-name="Strong_20_Emphasis"><text:span text:style-name="T51"> puntos)</text:span></text:span><text:span text:style-name="Strong_20_Emphasis"><text:span text:style-name="T30">.</text:span></text:span></text:p>
      <text:p text:style-name="P74"><text:span text:style-name="Strong_20_Emphasis"><text:span text:style-name="T47">&lt;?xml version="1.0" encoding="UTF-8"?&gt;</text:span></text:span></text:p>
      <text:p text:style-name="P71"><text:span text:style-name="Strong_20_Emphasis"><text:span text:style-name="T76">&lt;bib url="http://www.uco.es/servicios/biblioteca/"&gt; </text:span></text:span></text:p>
      <text:p text:style-name="P73"><text:span text:style-name="Strong_20_Emphasis"><text:span text:style-name="T77"><text:s text:c="2"/>&lt;libro año="1994"&gt;</text:span></text:span></text:p>
      <text:p text:style-name="P73"><text:span text:style-name="Strong_20_Emphasis"><text:span text:style-name="T77"><text:s text:c="4"/>&lt;titulo&gt;TCP/IP Illustrated&lt;/titulo&gt; </text:span></text:span></text:p>
      <text:p text:style-name="P73"><text:span text:style-name="Strong_20_Emphasis"><text:span text:style-name="T77"><text:s text:c="4"/>&lt;autor&gt; </text:span></text:span></text:p>
      <text:p text:style-name="P73"><text:span text:style-name="Strong_20_Emphasis"><text:span text:style-name="T77"><text:s text:c="6"/>&lt;apellido&gt;Stevens&lt;/apellido&gt; </text:span></text:span></text:p>
      <text:p text:style-name="P73"><text:span text:style-name="Strong_20_Emphasis"><text:span text:style-name="T77"><text:s text:c="6"/>&lt;nombre&gt;W.&lt;/nombre&gt; </text:span></text:span></text:p>
      <text:p text:style-name="P73"><text:span text:style-name="Strong_20_Emphasis"><text:span text:style-name="T77"><text:s text:c="4"/>&lt;/autor&gt; </text:span></text:span></text:p>
      <text:p text:style-name="P73"><text:span text:style-name="Strong_20_Emphasis"><text:span text:style-name="T77"><text:s text:c="4"/>&lt;editorial&gt;Addison-Wesley&lt;/editorial&gt; </text:span></text:span></text:p>
      <text:p text:style-name="P73"><text:span text:style-name="Strong_20_Emphasis"><text:span text:style-name="T77"><text:s text:c="4"/>&lt;precio&gt;65.95&lt;/precio&gt; </text:span></text:span></text:p>
      <text:p text:style-name="P73"><text:span text:style-name="Strong_20_Emphasis"><text:span text:style-name="T77"><text:s text:c="2"/>&lt;/libro&gt; </text:span></text:span></text:p>
      <text:p text:style-name="P73"><text:span text:style-name="Strong_20_Emphasis"><text:span text:style-name="T77"><text:s text:c="2"/>&lt;libro año="1992"&gt; </text:span></text:span></text:p>
      <text:p text:style-name="P73"><text:span text:style-name="Strong_20_Emphasis"><text:span text:style-name="T77"><text:s text:c="4"/>&lt;titulo&gt;Advan Programming for Unix environment&lt;/titulo&gt; </text:span></text:span></text:p>
      <text:p text:style-name="P73"><text:span text:style-name="Strong_20_Emphasis"><text:span text:style-name="T77"><text:s text:c="4"/>&lt;autor&gt;</text:span></text:span></text:p>
      <text:p text:style-name="P73"><text:span text:style-name="Strong_20_Emphasis"><text:span text:style-name="T77"><text:s text:c="6"/>&lt;apellido&gt;Stevens&lt;/apellido&gt; </text:span></text:span></text:p>
      <text:p text:style-name="P73"><text:span text:style-name="Strong_20_Emphasis"><text:span text:style-name="T77"><text:s text:c="6"/>&lt;nombre&gt;W.&lt;/nombre&gt; </text:span></text:span></text:p>
      <text:p text:style-name="P73"><text:span text:style-name="Strong_20_Emphasis"><text:span text:style-name="T77"><text:s text:c="4"/>&lt;/autor&gt; </text:span></text:span></text:p>
      <text:p text:style-name="P73"><text:span text:style-name="Strong_20_Emphasis"><text:span text:style-name="T77"><text:s text:c="4"/>&lt;editorial&gt;Addison-Wesley&lt;/editorial&gt; </text:span></text:span></text:p>
      <text:p text:style-name="P73"><text:span text:style-name="Strong_20_Emphasis"><text:span text:style-name="T77"><text:s text:c="4"/>&lt;precio&gt;65.95&lt;/precio&gt; </text:span></text:span></text:p>
      <text:p text:style-name="P73"><text:span text:style-name="Strong_20_Emphasis"><text:span text:style-name="T77"><text:s text:c="2"/>&lt;/libro&gt; </text:span></text:span></text:p>
      <text:p text:style-name="P73"><text:span text:style-name="Strong_20_Emphasis"><text:span text:style-name="T77"><text:s text:c="2"/>&lt;libro año="2000"&gt; </text:span></text:span></text:p>
      <text:p text:style-name="P73"><text:span text:style-name="Strong_20_Emphasis"><text:span text:style-name="T77"><text:s text:c="4"/>&lt;titulo&gt;Data on the Web&lt;/titulo&gt; </text:span></text:span></text:p>
      <text:p text:style-name="P73"><text:span text:style-name="Strong_20_Emphasis"><text:span text:style-name="T77"><text:s text:c="4"/>&lt;autor&gt; </text:span></text:span></text:p>
      <text:p text:style-name="P73"><text:span text:style-name="Strong_20_Emphasis"><text:span text:style-name="T77"><text:s text:c="6"/>&lt;apellido&gt;Abiteboul&lt;/apellido&gt; </text:span></text:span></text:p>
      <text:p text:style-name="P73"><text:span text:style-name="Strong_20_Emphasis"><text:span text:style-name="T77"><text:s text:c="6"/>&lt;nombre&gt;Serge&lt;/nombre&gt; </text:span></text:span></text:p>
      <text:p text:style-name="P73"><text:span text:style-name="Strong_20_Emphasis"><text:span text:style-name="T77"><text:s text:c="4"/>&lt;/autor&gt; </text:span></text:span></text:p>
      <text:p text:style-name="P73"><text:span text:style-name="Strong_20_Emphasis"><text:span text:style-name="T77"><text:s text:c="4"/>&lt;autor&gt; </text:span></text:span></text:p>
      <text:p text:style-name="P73"><text:span text:style-name="Strong_20_Emphasis"><text:span text:style-name="T77"><text:s text:c="6"/>&lt;apellido&gt;Buneman&lt;/apellido&gt; </text:span></text:span></text:p>
      <text:p text:style-name="P73"><text:span text:style-name="Strong_20_Emphasis"><text:span text:style-name="T77"><text:s text:c="6"/>&lt;nombre&gt;Peter&lt;/nombre&gt; </text:span></text:span></text:p>
      <text:p text:style-name="P73"><text:span text:style-name="Strong_20_Emphasis"><text:span text:style-name="T77"><text:s text:c="4"/>&lt;/autor&gt; </text:span></text:span></text:p>
      <text:p text:style-name="P73"><text:span text:style-name="Strong_20_Emphasis"><text:span text:style-name="T77"><text:s text:c="4"/>&lt;autor&gt; </text:span></text:span></text:p>
      <text:p text:style-name="P73"><text:span text:style-name="Strong_20_Emphasis"><text:span text:style-name="T77"><text:s text:c="6"/>&lt;apellido&gt;Suciu&lt;/apellido&gt; </text:span></text:span></text:p>
      <text:p text:style-name="P73"><text:span text:style-name="Strong_20_Emphasis"><text:span text:style-name="T77"><text:s text:c="6"/>&lt;nombre&gt;Dan&lt;/nombre&gt; </text:span></text:span></text:p>
      <text:p text:style-name="P73"><text:span text:style-name="Strong_20_Emphasis"><text:span text:style-name="T77"><text:s text:c="4"/>&lt;/autor&gt; </text:span></text:span></text:p>
      <text:p text:style-name="P73"><text:soft-page-break/><text:span text:style-name="Strong_20_Emphasis"><text:span text:style-name="T77"><text:s text:c="4"/>&lt;editorial&gt;Morgan Kaufmann editorials&lt;/editorial&gt; </text:span></text:span></text:p>
      <text:p text:style-name="P73"><text:span text:style-name="Strong_20_Emphasis"><text:span text:style-name="T77"><text:s text:c="4"/>&lt;precio&gt;39.95&lt;/precio&gt; </text:span></text:span></text:p>
      <text:p text:style-name="P73"><text:span text:style-name="Strong_20_Emphasis"><text:span text:style-name="T77"><text:s text:c="2"/>&lt;/libro&gt; </text:span></text:span></text:p>
      <text:p text:style-name="P73"><text:span text:style-name="Strong_20_Emphasis"><text:span text:style-name="T77"><text:s text:c="2"/>&lt;libro año="1999"&gt; </text:span></text:span></text:p>
      <text:p text:style-name="P73"><text:span text:style-name="Strong_20_Emphasis"><text:span text:style-name="T77"><text:s text:c="4"/>&lt;titulo&gt;Economics of Technology for Digital TV&lt;/titulo&gt; </text:span></text:span></text:p>
      <text:p text:style-name="P73"><text:span text:style-name="Strong_20_Emphasis"><text:span text:style-name="T77"><text:s text:c="4"/>&lt;editor&gt; </text:span></text:span></text:p>
      <text:p text:style-name="P73"><text:span text:style-name="Strong_20_Emphasis"><text:span text:style-name="T77"><text:s text:c="6"/>&lt;apellido&gt;Gerbarg&lt;/apellido&gt; </text:span></text:span></text:p>
      <text:p text:style-name="P73"><text:span text:style-name="Strong_20_Emphasis"><text:span text:style-name="T77"><text:s text:c="6"/>&lt;nombre&gt;Darcy&lt;/nombre&gt; </text:span></text:span></text:p>
      <text:p text:style-name="P73"><text:span text:style-name="Strong_20_Emphasis"><text:span text:style-name="T77"><text:s text:c="6"/>&lt;afiliacion&gt;CITI&lt;/afiliacion&gt; </text:span></text:span></text:p>
      <text:p text:style-name="P73"><text:span text:style-name="Strong_20_Emphasis"><text:span text:style-name="T77"><text:s text:c="4"/>&lt;/editor&gt; </text:span></text:span></text:p>
      <text:p text:style-name="P73"><text:span text:style-name="Strong_20_Emphasis"><text:span text:style-name="T77"><text:s text:c="4"/>&lt;editorial&gt;Kluwer Academic editorials&lt;/editorial&gt; </text:span></text:span></text:p>
      <text:p text:style-name="P73"><text:span text:style-name="Strong_20_Emphasis"><text:span text:style-name="T77"><text:s text:c="4"/>&lt;precio&gt;129.95&lt;/precio&gt; </text:span></text:span></text:p>
      <text:p text:style-name="P73"><text:span text:style-name="Strong_20_Emphasis"><text:span text:style-name="T77"><text:s text:c="2"/>&lt;/libro&gt; </text:span></text:span></text:p>
      <text:p text:style-name="P71"><text:span text:style-name="Strong_20_Emphasis"><text:span text:style-name="T76">&lt;/bib&gt;</text:span></text:span></text:p>
      <text:p text:style-name="P51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2576319117" text:style-name="L2">
        <text:list-header>
          <text:p text:style-name="P81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62"><text:span text:style-name="Strong_20_Emphasis"><text:span text:style-name="T17"><text:tab/><text:tab/></text:span></text:span><text:span text:style-name="Strong_20_Emphasis"><text:span text:style-name="T68">Formato de salida:</text:span></text:span></text:p>
      <text:p text:style-name="P55"><draw:frame draw:style-name="fr1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5"><text:span text:style-name="Strong_20_Emphasis"><text:span text:style-name="T17"/></text:span></text:p>
      <text:p text:style-name="P55"><text:span text:style-name="Strong_20_Emphasis"><text:span text:style-name="T21"/></text:span></text:p>
      <text:p text:style-name="P55"><text:span text:style-name="Strong_20_Emphasis"><text:span text:style-name="T17"/></text:span></text:p>
      <text:p text:style-name="P63"><text:span text:style-name="Strong_20_Emphasis"><text:span text:style-name="T70">Adjuntar captura de pantalla que muestra el resultado obtenido. Completar el elemento <text:s/>necesario para mostrar el nombre y apellidos del alumno/a:</text:span></text:span></text:p>
      <text:p text:style-name="P55"><draw:frame draw:style-name="fr3" draw:name="Imagen17" text:anchor-type="char" svg:width="15.139cm" svg:height="8.511cm" draw:z-index="16"><draw:image xlink:href="Pictures/10000000000005560000030023FBF1984FD9F02C.png" xlink:type="simple" xlink:show="embed" xlink:actuate="onLoad" draw:mime-type="image/png"/></draw:frame><text:span text:style-name="Strong_20_Emphasis"><text:span text:style-name="T17"/></text:span></text:p>
      <text:p text:style-name="P56"><text:span text:style-name="Strong_20_Emphasis"><text:span text:style-name="T17"/></text:span></text:p>
      <text:list xml:id="list103241574321687" text:continue-numbering="true" text:style-name="L2">
        <text:list-header>
          <text:p text:style-name="P81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62"><text:span text:style-name="Strong_20_Emphasis"><text:span text:style-name="T18"><text:tab/><text:tab/></text:span></text:span><text:span text:style-name="Strong_20_Emphasis"><text:span text:style-name="T68">Formato de salida:</text:span></text:span></text:p>
      <text:p text:style-name="P62"><draw:frame draw:style-name="fr2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8"/></text:span></text:p>
      <text:p text:style-name="P62"><text:span text:style-name="Strong_20_Emphasis"><text:span text:style-name="T18"/></text:span></text:p>
      <text:p text:style-name="P62"><text:span text:style-name="Strong_20_Emphasis"><text:span text:style-name="T70"/></text:span></text:p>
      <text:p text:style-name="P62"><text:span text:style-name="Strong_20_Emphasis"><text:span text:style-name="T70"/></text:span></text:p>
      <text:p text:style-name="P63"><text:span text:style-name="Strong_20_Emphasis"><text:span text:style-name="T70">Adjuntar captura de pantalla que muestra el resultado obtenido. Completar el elemento <text:s/>necesario para mostrar el nombre y apellidos del alumno/a:</text:span></text:span></text:p>
      <text:p text:style-name="P62"><text:span text:style-name="Strong_20_Emphasis"><text:span text:style-name="T18"/></text:span></text:p>
      <text:p text:style-name="P62"><text:span text:style-name="Strong_20_Emphasis"><text:span text:style-name="T18"/></text:span></text:p>
      <text:p text:style-name="P62"><text:span text:style-name="Strong_20_Emphasis"><text:span text:style-name="T18"/></text:span></text:p>
      <text:p text:style-name="P62"><text:span text:style-name="Strong_20_Emphasis"><text:span text:style-name="T18"/></text:span></text:p>
      <text:p text:style-name="P62"><text:span text:style-name="Strong_20_Emphasis"><text:span text:style-name="T18"/></text:span></text:p>
      <text:p text:style-name="P62"><text:span text:style-name="Strong_20_Emphasis"><text:span text:style-name="T18"/></text:span></text:p>
      <text:list xml:id="list103241736349258" text:continue-numbering="true" text:style-name="L2">
        <text:list-header>
          <text:p text:style-name="P81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806731530" text:style-name="L3">
        <text:list-item>
          <text:p text:style-name="P82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2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2"><text:span text:style-name="Strong_20_Emphasis"><text:span text:style-name="T17">Año de publicación. Se mostrará el texto en cursiva.</text:span></text:span></text:p>
          <text:list>
            <text:list-header>
              <text:p text:style-name="P83"><text:span text:style-name="Strong_20_Emphasis"><text:span text:style-name="T68">Formato de salida:</text:span></text:span><draw:frame draw:style-name="fr1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3"/>
      <text:p text:style-name="P53"/>
      <text:p text:style-name="P52"><text:span text:style-name="Strong_20_Emphasis"><text:span text:style-name="T70"/></text:span></text:p>
      <text:p text:style-name="P54"><text:span text:style-name="Strong_20_Emphasis"><text:span text:style-name="T70">Adjuntar captura de pantalla que muestra el resultado obtenido. Completar el elemento <text:s/>necesario para mostrar el nombre y apellidos del alumno/a:</text:span></text:span></text:p>
      <text:p text:style-name="P54"><text:span text:style-name="Strong_20_Emphasis"><text:span text:style-name="T70"/></text:span></text:p>
      <text:list xml:id="list103242481685676" text:continue-numbering="true" text:style-name="L3">
        <text:list-header>
          <text:p text:style-name="P84"><text:span text:style-name="Strong_20_Emphasis"><text:span text:style-name="T17"/></text:span></text:p>
        </text:list-header>
      </text:list>
      <text:list xml:id="list180444873" text:style-name="L4">
        <text:list-header>
          <text:p text:style-name="P85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98895797" text:style-name="L5">
        <text:list-item>
          <text:p text:style-name="P86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6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6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3"><text:span text:style-name="Strong_20_Emphasis"><text:span text:style-name="T47"><text:tab/><text:tab/></text:span></text:span><text:span text:style-name="Strong_20_Emphasis"><text:span text:style-name="T35">Formato de salida:</text:span></text:span><text:span text:style-name="Strong_20_Emphasis"><text:span text:style-name="T47"><text:tab/></text:span></text:span></text:p>
      <text:p text:style-name="P32"><text:span text:style-name="Strong_20_Emphasis"><text:span text:style-name="T47"/></text:span></text:p>
      <text:p text:style-name="P65"><draw:frame draw:style-name="fr1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4"/></text:span></text:p>
      <text:p text:style-name="P76"><text:span text:style-name="Strong_20_Emphasis"><text:span text:style-name="T54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10:31:50.956000000</dc:date>
    <meta:editing-duration>P1DT4H54M4S</meta:editing-duration>
    <meta:editing-cycles>144</meta:editing-cycles>
    <meta:generator>LibreOffice/7.2.1.2$Windows_X86_64 LibreOffice_project/87b77fad49947c1441b67c559c339af8f3517e22</meta:generator>
    <meta:document-statistic meta:table-count="3" meta:image-count="17" meta:object-count="0" meta:page-count="14" meta:paragraph-count="178" meta:word-count="980" meta:character-count="7673" meta:non-whitespace-character-count="6394"/>
  </office:meta>
</office:document-meta>
</file>